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dash" draw:stroke-dash="Fine_20_Dashed" svg:stroke-width="0.1cm" svg:stroke-color="#ff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dash" draw:stroke-dash="Fine_20_Dashed" svg:stroke-width="0.1cm" svg:stroke-color="#ff0000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solid" draw:stroke-dash="Fine_20_Dashed" svg:stroke-width="0.1cm" svg:stroke-color="#ff0000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dash" draw:stroke-dash="Ultrafine_20_Dashed" svg:stroke-width="0.1cm" svg:stroke-color="#800000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solid" draw:stroke-dash="Ultrafine_20_Dashed" svg:stroke-width="0.1cm" svg:stroke-color="#ff0000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solid" draw:stroke-dash="Ultrafine_20_Dashed" svg:stroke-width="0.1cm" svg:stroke-color="#0000ff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dash" draw:stroke-dash="Fine_20_Dashed" svg:stroke-width="0.1cm" svg:stroke-color="#0000ff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dash" draw:stroke-dash="Ultrafine_20_Dashed" svg:stroke-width="0cm" svg:stroke-color="#000000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2.54cm" svg:height="1.27cm" svg:x="6.96cm" svg:y="8.815cm">
          <text:p text:style-name="P1">Mes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" draw:layer="layout" svg:width="4.445cm" svg:height="1.905cm" svg:x="5.763cm" svg:y="-9.795cm">
          <text:p text:style-name="P1">Vert positions</text:p>
          <text:p text:style-name="P1">VB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5" draw:layer="layout" svg:width="4.445cm" svg:height="1.905cm" svg:x="5.763cm" svg:y="-6.872cm">
          <text:p text:style-name="P1">Vert Normals</text:p>
          <text:p text:style-name="P1">VB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6" draw:layer="layout" svg:width="4.445cm" svg:height="1.905cm" svg:x="5.763cm" svg:y="1.892cm">
          <text:p text:style-name="P1">Vert Tangents</text:p>
          <text:p text:style-name="P1">VB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3" draw:layer="layout" svg:width="4.445cm" svg:height="1.905cm" svg:x="5.763cm" svg:y="4.81cm">
          <text:p text:style-name="P1">Vert Weights</text:p>
          <text:p text:style-name="P1">VB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4" draw:layer="layout" svg:width="4.445cm" svg:height="1.905cm" svg:x="5.763cm" svg:y="-1.029cm">
          <text:p text:style-name="P1">Vert Indeces</text:p>
          <text:p text:style-name="P1">VB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1" draw:layer="layout" svg:width="2.54cm" svg:height="1.27cm" svg:x="5.445cm" svg:y="15.605cm">
          <text:p text:style-name="P1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2" draw:layer="layout" svg:width="2.83cm" svg:height="1.083cm" svg:x="1cm" svg:y="17.51cm">
          <text:p text:style-name="P1">Skelet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8" draw:layer="layout" svg:width="3.175cm" svg:height="1.27cm" svg:x="2.96cm" svg:y="12.27cm">
          <text:p text:style-name="P1">Materi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7" draw:layer="layout" svg:width="3.672cm" svg:height="1.27cm" svg:x="1cm" svg:y="9.52cm">
          <text:p text:style-name="P1">ShaderPro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13" draw:layer="layout" svg:width="3.431cm" svg:height="1.27cm" svg:x="7.985cm" svg:y="11.795cm">
          <text:p text:style-name="P1">ModelPat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10" draw:layer="layout" svg:width="3.142cm" svg:height="1.083cm" svg:x="3.573cm" svg:y="19.415cm">
          <text:p text:style-name="P1">SkelAni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id="id15" draw:layer="layout" svg:width="3.81cm" svg:height="1.27cm" svg:x="18.78cm" svg:y="14.765cm">
          <text:p text:style-name="P1">ModelNode</text:p>
          <draw:enhanced-geometry svg:viewBox="0 0 21600 21600" draw:type="rectangle" draw:enhanced-path="M 0 0 L 21600 0 21600 21600 0 21600 0 0 Z N"/>
        </draw:custom-shape>
        <draw:custom-shape draw:style-name="gr1" draw:text-style-name="P1" draw:id="id9" draw:layer="layout" svg:width="2.994cm" svg:height="1.27cm" svg:x="1.181cm" svg:y="14.335cm">
          <text:p text:style-name="P1">Text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14" draw:layer="layout" svg:width="5.48cm" svg:height="1.27cm" svg:x="17.11cm" svg:y="11.59cm">
          <text:p text:style-name="P1">ModelNodePatch</text:p>
          <draw:enhanced-geometry svg:viewBox="0 0 21600 21600" draw:type="rectangle" draw:enhanced-path="M 0 0 L 21600 0 21600 21600 0 21600 0 0 Z N"/>
        </draw:custom-shape>
        <draw:custom-shape draw:style-name="gr2" draw:text-style-name="P1" draw:id="id16" draw:layer="layout" svg:width="3.175cm" svg:height="1.905cm" svg:x="20.05cm" svg:y="18.685cm">
          <text:p text:style-name="P1">Bone</text:p>
          <text:p text:style-name="P1">transfor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21" draw:layer="layout" svg:width="4.445cm" svg:height="1.905cm" svg:x="30.363cm" svg:y="-4.79cm">
          <text:p text:style-name="P1">Tf Vert </text:p>
          <text:p text:style-name="P1">positions VB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22" draw:layer="layout" svg:width="4.445cm" svg:height="1.905cm" svg:x="30.363cm" svg:y="0.292cm">
          <text:p text:style-name="P1">Tf Vert </text:p>
          <text:p text:style-name="P1">normals VB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23" draw:layer="layout" svg:width="4.445cm" svg:height="1.905cm" svg:x="30.363cm" svg:y="5.37cm">
          <text:p text:style-name="P1">Tf Vert </text:p>
          <text:p text:style-name="P1">tangents VB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7" draw:layer="layout" svg:width="4.445cm" svg:height="1.905cm" svg:x="22.225cm" svg:y="-7.255cm">
          <text:p text:style-name="P1">main VAO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8" draw:layer="layout" svg:width="4.445cm" svg:height="1.905cm" svg:x="22.225cm" svg:y="-1.22cm">
          <text:p text:style-name="P1">Dp VA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20" draw:layer="layout" svg:width="4.445cm" svg:height="1.905cm" svg:x="22.225cm" svg:y="4.81cm">
          <text:p text:style-name="P1">Tf VA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5.763cm" svg:y1="-8.843cm" svg:x2="6.96cm" svg:y2="9.45cm" draw:start-shape="id1" draw:end-shape="id2" draw:end-glue-point="3" svg:d="m5763-8843c-753 0-1351 18293 1197 18293">
          <text:p text:style-name="P1">1</text:p>
        </draw:connector>
        <draw:connector draw:style-name="gr5" draw:text-style-name="P1" draw:layer="layout" draw:type="curve" svg:x1="5.763cm" svg:y1="5.762cm" svg:x2="6.96cm" svg:y2="9.45cm" draw:start-shape="id3" draw:start-glue-point="3" draw:end-shape="id2" draw:end-glue-point="3" svg:d="m5763 5762c-753 0-1351 3688 1197 3688">
          <text:p text:style-name="P1">1</text:p>
        </draw:connector>
        <draw:connector draw:style-name="gr5" draw:text-style-name="P1" draw:layer="layout" draw:type="curve" svg:x1="5.763cm" svg:y1="-0.077cm" svg:x2="6.96cm" svg:y2="9.45cm" draw:start-shape="id4" draw:start-glue-point="3" draw:end-shape="id2" draw:end-glue-point="3" svg:d="m5763-77c-753 0-1351 9527 1197 9527">
          <text:p text:style-name="P1">1</text:p>
        </draw:connector>
        <draw:connector draw:style-name="gr5" draw:text-style-name="P1" draw:layer="layout" draw:type="curve" svg:x1="5.763cm" svg:y1="-5.92cm" svg:x2="6.96cm" svg:y2="9.45cm" draw:start-shape="id5" draw:start-glue-point="3" draw:end-shape="id2" svg:d="m5763-5920c-753 0-1351 15370 1197 15370">
          <text:p text:style-name="P1">1</text:p>
        </draw:connector>
        <draw:connector draw:style-name="gr5" draw:text-style-name="P1" draw:layer="layout" draw:type="curve" svg:x1="5.763cm" svg:y1="2.844cm" svg:x2="6.96cm" svg:y2="9.45cm" draw:start-shape="id6" draw:start-glue-point="3" draw:end-shape="id2" svg:d="m5763 2844c-753 0-1351 6606 1197 6606">
          <text:p text:style-name="P1">1</text:p>
        </draw:connector>
        <draw:connector draw:style-name="gr5" draw:text-style-name="P1" draw:layer="layout" draw:type="curve" svg:x1="2.836cm" svg:y1="10.79cm" svg:x2="4.547cm" svg:y2="12.27cm" draw:start-shape="id7" draw:start-glue-point="2" draw:end-shape="id8" draw:end-glue-point="0" svg:d="m2836 10790c0 1111 1711 372 1711 1480">
          <text:p text:style-name="P1">1</text:p>
        </draw:connector>
        <draw:connector draw:style-name="gr5" draw:text-style-name="P1" draw:layer="layout" draw:type="curve" svg:x1="2.678cm" svg:y1="14.335cm" svg:x2="4.547cm" svg:y2="13.54cm" draw:start-shape="id9" draw:start-glue-point="0" draw:end-shape="id8" draw:end-glue-point="2" svg:d="m2678 14335c0-595 1869-198 1869-795">
          <text:p text:style-name="P1">n</text:p>
        </draw:connector>
        <draw:connector draw:style-name="gr5" draw:text-style-name="P1" draw:layer="layout" draw:type="curve" svg:x1="5.144cm" svg:y1="19.415cm" svg:x2="6.715cm" svg:y2="16.875cm" draw:start-shape="id10" draw:start-glue-point="0" draw:end-shape="id11" draw:end-glue-point="2" svg:d="m5144 19415c0-1905 1571-635 1571-2540">
          <text:p text:style-name="P1">n</text:p>
        </draw:connector>
        <draw:connector draw:style-name="gr5" draw:text-style-name="P1" draw:layer="layout" draw:type="curve" svg:x1="3.83cm" svg:y1="18.051cm" svg:x2="5.445cm" svg:y2="16.24cm" draw:start-shape="id12" draw:start-glue-point="1" draw:end-shape="id11" draw:end-glue-point="3" svg:d="m3830 18051c1212 0 405-1811 1615-1811">
          <text:p text:style-name="P1">1</text:p>
        </draw:connector>
        <draw:connector draw:style-name="gr5" draw:text-style-name="P1" draw:layer="layout" draw:type="curve" svg:x1="8.23cm" svg:y1="10.085cm" svg:x2="9.7cm" svg:y2="11.795cm" draw:start-shape="id2" draw:start-glue-point="2" draw:end-shape="id13" draw:end-glue-point="0" svg:d="m8230 10085c0 1284 1470 429 1470 1710">
          <text:p text:style-name="P1">n</text:p>
        </draw:connector>
        <draw:connector draw:style-name="gr5" draw:text-style-name="P1" draw:layer="layout" draw:type="curve" svg:x1="6.135cm" svg:y1="12.905cm" svg:x2="7.985cm" svg:y2="12.43cm" draw:start-shape="id8" draw:start-glue-point="1" draw:end-shape="id13" draw:end-glue-point="3" svg:d="m6135 12905c1387 0 463-475 1850-475">
          <text:p text:style-name="P1">2</text:p>
        </draw:connector>
        <draw:connector draw:style-name="gr5" draw:text-style-name="P1" draw:layer="layout" draw:type="curve" svg:x1="9.7cm" svg:y1="13.065cm" svg:x2="6.715cm" svg:y2="15.605cm" draw:start-shape="id13" draw:start-glue-point="2" draw:end-shape="id11" svg:d="m9700 13065c0 1906-2985 637-2985 2540">
          <text:p text:style-name="P1">n</text:p>
        </draw:connector>
        <draw:connector draw:style-name="gr5" draw:text-style-name="P1" draw:layer="layout" draw:type="curve" svg:x1="19.85cm" svg:y1="12.86cm" svg:x2="20.685cm" svg:y2="14.765cm" draw:start-shape="id14" draw:start-glue-point="2" draw:end-shape="id15" svg:d="m19850 12860c0 1429 835 477 835 1905">
          <text:p text:style-name="P1">n</text:p>
        </draw:connector>
        <draw:connector draw:style-name="gr5" draw:text-style-name="P1" draw:layer="layout" draw:type="curve" svg:x1="21.637cm" svg:y1="18.685cm" svg:x2="20.685cm" svg:y2="16.035cm" draw:start-shape="id16" draw:start-glue-point="0" draw:end-shape="id15" draw:end-glue-point="2" svg:d="m21637 18685c0-1987-952-663-952-2650">
          <text:p text:style-name="P1">n</text:p>
        </draw:connector>
        <draw:connector draw:style-name="gr6" draw:text-style-name="P1" draw:layer="layout" draw:type="curve" svg:x1="7.985cm" svg:y1="16.24cm" svg:x2="18.78cm" svg:y2="15.4cm" draw:start-shape="id11" draw:end-shape="id15" svg:d="m7985 16240c8097 0 2700-840 10795-840">
          <text:p/>
        </draw:connector>
        <draw:connector draw:style-name="gr7" draw:text-style-name="P1" draw:layer="layout" draw:type="lines" svg:x1="11.416cm" svg:y1="12.43cm" svg:x2="17.11cm" svg:y2="12.225cm" draw:start-shape="id13" draw:start-glue-point="1" draw:end-shape="id14" draw:end-glue-point="3" svg:d="m11416 12430h501l4692-205h501">
          <text:p/>
        </draw:connector>
        <draw:connector draw:style-name="gr8" draw:text-style-name="P1" draw:layer="layout" draw:type="curve" svg:x1="10.208cm" svg:y1="2.844cm" svg:x2="24.447cm" svg:y2="-5.35cm" draw:start-shape="id6" draw:start-glue-point="1" draw:end-shape="id17" draw:end-glue-point="2" svg:d="m10208 2844c9493 0 14239-2731 14239-8194">
          <text:p/>
        </draw:connector>
        <draw:connector draw:style-name="gr9" draw:text-style-name="P1" draw:layer="layout" draw:type="curve" svg:x1="10.208cm" svg:y1="-5.92cm" svg:x2="24.447cm" svg:y2="-7.255cm" draw:start-shape="id5" draw:start-glue-point="1" draw:end-shape="id17" draw:end-glue-point="0" svg:d="m10208-5920c9012 0 7510-919 8816-1441s5423-647 5423 106">
          <text:p/>
        </draw:connector>
        <draw:connector draw:style-name="gr10" draw:text-style-name="P1" draw:layer="layout" draw:type="curve" svg:x1="10.208cm" svg:y1="-8.843cm" svg:x2="24.447cm" svg:y2="-7.255cm" draw:start-shape="id1" draw:start-glue-point="1" draw:end-shape="id17" draw:end-glue-point="0" svg:d="m10208-8843c9493 0 14239 529 14239 1588">
          <text:p/>
        </draw:connector>
        <draw:connector draw:style-name="gr11" draw:text-style-name="P1" draw:layer="layout" draw:type="curve" svg:x1="10.208cm" svg:y1="-0.077cm" svg:x2="22.225cm" svg:y2="-6.303cm" draw:start-shape="id4" draw:start-glue-point="1" draw:end-shape="id17" draw:end-glue-point="3" svg:d="m10208-77c9012 0 3004-6226 12017-6226">
          <text:p/>
        </draw:connector>
        <draw:connector draw:style-name="gr12" draw:text-style-name="P1" draw:layer="layout" draw:type="curve" svg:x1="10.208cm" svg:y1="-8.843cm" svg:x2="22.225cm" svg:y2="-0.268cm" draw:start-shape="id1" draw:start-glue-point="1" draw:end-shape="id18" draw:end-glue-point="3" svg:d="m10208-8843c9012 0 3004 8575 12017 8575">
          <text:p/>
        </draw:connector>
        <draw:connector draw:style-name="gr12" draw:text-style-name="P1" draw:layer="layout" draw:type="curve" svg:x1="10.208cm" svg:y1="-0.077cm" svg:x2="22.225cm" svg:y2="-0.268cm" draw:start-shape="id4" draw:start-glue-point="1" draw:end-shape="id18" draw:end-glue-point="3" svg:d="m10208-77c9012 0 3004-191 12017-191">
          <text:p/>
        </draw:connector>
        <draw:custom-shape draw:style-name="gr2" draw:text-style-name="P1" draw:id="id19" draw:layer="layout" svg:width="4.445cm" svg:height="1.905cm" svg:x="5.763cm" svg:y="-3.951cm">
          <text:p text:style-name="P1">Tex Coords</text:p>
          <text:p text:style-name="P1">VB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5.763cm" svg:y1="-2.999cm" svg:x2="6.96cm" svg:y2="9.45cm" draw:start-shape="id19" draw:start-glue-point="3" draw:end-shape="id2" draw:end-glue-point="3" svg:d="m5763-2999c-753 0-1351 12449 1197 12449">
          <text:p text:style-name="P1">1</text:p>
        </draw:connector>
        <draw:connector draw:style-name="gr9" draw:text-style-name="P1" draw:layer="layout" draw:type="curve" svg:x1="10.208cm" svg:y1="-2.999cm" svg:x2="24.447cm" svg:y2="-5.35cm" draw:start-shape="id19" draw:start-glue-point="1" draw:end-shape="id17" draw:end-glue-point="2" svg:d="m10208-2999c9493 0 14239-783 14239-2351">
          <text:p/>
        </draw:connector>
        <draw:connector draw:style-name="gr9" draw:text-style-name="P1" draw:layer="layout" draw:type="curve" svg:x1="10.208cm" svg:y1="-2.999cm" svg:x2="22.225cm" svg:y2="-0.268cm" draw:start-shape="id19" draw:start-glue-point="1" draw:end-shape="id18" draw:end-glue-point="3" svg:d="m10208-2999c9012 0 3004 2731 12017 2731">
          <text:p/>
        </draw:connector>
        <draw:connector draw:style-name="gr13" draw:text-style-name="P1" draw:layer="layout" draw:type="curve" svg:x1="10.208cm" svg:y1="-8.843cm" svg:x2="22.225cm" svg:y2="5.762cm" draw:start-shape="id1" draw:start-glue-point="1" draw:end-shape="id20" svg:d="m10208-8843c9012 0 3004 14605 12017 14605">
          <text:p/>
        </draw:connector>
        <draw:connector draw:style-name="gr14" draw:text-style-name="P1" draw:layer="layout" draw:type="curve" svg:x1="10.208cm" svg:y1="-5.92cm" svg:x2="22.225cm" svg:y2="5.762cm" draw:start-shape="id5" draw:start-glue-point="1" draw:end-shape="id20" svg:d="m10208-5920c9012 0 3004 11682 12017 11682">
          <text:p/>
        </draw:connector>
        <draw:connector draw:style-name="gr14" draw:text-style-name="P1" draw:layer="layout" draw:type="curve" svg:x1="10.208cm" svg:y1="2.844cm" svg:x2="22.225cm" svg:y2="5.762cm" draw:start-shape="id6" draw:start-glue-point="1" draw:end-shape="id20" svg:d="m10208 2844c9012 0 3004 2918 12017 2918">
          <text:p/>
        </draw:connector>
        <draw:connector draw:style-name="gr13" draw:text-style-name="P1" draw:layer="layout" draw:type="curve" svg:x1="10.208cm" svg:y1="5.762cm" svg:x2="24.447cm" svg:y2="6.715cm" draw:start-shape="id3" draw:start-glue-point="1" draw:end-shape="id20" draw:end-glue-point="2" svg:d="m10208 5762c9012 0 7510 727 8816 1153s5423 551 5423-200">
          <text:p/>
        </draw:connector>
        <draw:connector draw:style-name="gr13" draw:text-style-name="P1" draw:layer="layout" draw:type="curve" svg:x1="30.363cm" svg:y1="-3.838cm" svg:x2="26.67cm" svg:y2="-6.303cm" draw:start-shape="id21" draw:start-glue-point="3" draw:end-shape="id17" svg:d="m30363-3838c-2770 0-924-2465-3693-2465">
          <text:p/>
        </draw:connector>
        <draw:connector draw:style-name="gr14" draw:text-style-name="P1" draw:layer="layout" draw:type="curve" svg:x1="30.363cm" svg:y1="1.244cm" svg:x2="26.67cm" svg:y2="-6.303cm" draw:start-shape="id22" draw:end-shape="id17" draw:end-glue-point="1" svg:d="m30363 1244c-2770 0-924-7547-3693-7547">
          <text:p/>
        </draw:connector>
        <draw:connector draw:style-name="gr14" draw:text-style-name="P1" draw:layer="layout" draw:type="curve" svg:x1="30.363cm" svg:y1="6.322cm" svg:x2="26.67cm" svg:y2="-6.303cm" draw:start-shape="id23" draw:start-glue-point="3" draw:end-shape="id17" svg:d="m30363 6322c-2770 0-924-12625-3693-12625">
          <text:p/>
        </draw:connector>
        <draw:connector draw:style-name="gr14" draw:text-style-name="P1" draw:layer="layout" draw:type="curve" svg:x1="10.208cm" svg:y1="-2.999cm" svg:x2="22.225cm" svg:y2="-6.303cm" draw:start-shape="id19" draw:start-glue-point="1" draw:end-shape="id17" draw:end-glue-point="3" svg:d="m10208-2999c9012 0 3004-3304 12017-3304">
          <text:p/>
        </draw:connector>
        <draw:connector draw:style-name="gr13" draw:text-style-name="P1" draw:layer="layout" draw:type="curve" svg:x1="10.208cm" svg:y1="-0.077cm" svg:x2="22.225cm" svg:y2="-6.303cm" draw:start-shape="id4" draw:start-glue-point="1" draw:end-shape="id17" draw:end-glue-point="3" svg:d="m10208-77c9012 0 3004-6226 12017-6226">
          <text:p/>
        </draw:connector>
        <draw:connector draw:style-name="gr13" draw:text-style-name="P1" draw:layer="layout" draw:type="curve" svg:x1="30.363cm" svg:y1="-3.838cm" svg:x2="26.67cm" svg:y2="-0.268cm" draw:start-shape="id21" draw:start-glue-point="3" draw:end-shape="id18" draw:end-glue-point="1" svg:d="m30363-3838c-2770 0-924 3570-3693 3570">
          <text:p/>
        </draw:connector>
        <draw:connector draw:style-name="gr13" draw:text-style-name="P1" draw:layer="layout" draw:type="curve" svg:x1="10.208cm" svg:y1="-0.077cm" svg:x2="24.447cm" svg:y2="0.685cm" draw:start-shape="id4" draw:start-glue-point="1" draw:end-shape="id18" draw:end-glue-point="2" svg:d="m10208-77c9012 0 7510 632 8816 1010s5423 503 5423-248">
          <text:p/>
        </draw:connector>
        <draw:connector draw:style-name="gr14" draw:text-style-name="P1" draw:layer="layout" draw:type="curve" svg:x1="10.208cm" svg:y1="-2.999cm" svg:x2="24.447cm" svg:y2="-1.22cm" draw:start-shape="id19" draw:start-glue-point="1" draw:end-shape="id18" draw:end-glue-point="0" svg:d="m10208-2999c9493 0 14239 593 14239 1779">
          <text:p/>
        </draw:connector>
        <draw:connector draw:style-name="gr12" draw:text-style-name="P1" draw:layer="layout" draw:type="curve" svg:x1="10.208cm" svg:y1="-0.077cm" svg:x2="24.447cm" svg:y2="-5.35cm" draw:start-shape="id4" draw:start-glue-point="1" draw:end-shape="id17" draw:end-glue-point="2" svg:d="m10208-77c9493 0 14239-1757 14239-5273">
          <text:p/>
        </draw:connector>
        <draw:connector draw:style-name="gr15" draw:text-style-name="P1" draw:layer="layout" draw:type="curve" svg:x1="24.447cm" svg:y1="-5.35cm" svg:x2="19.85cm" svg:y2="11.59cm" draw:start-shape="id17" draw:start-glue-point="2" draw:end-shape="id14" draw:end-glue-point="0" svg:d="m24447-5350c0 12705-4597 4235-4597 16940">
          <text:p/>
        </draw:connector>
        <draw:connector draw:style-name="gr15" draw:text-style-name="P1" draw:layer="layout" draw:type="curve" svg:x1="24.447cm" svg:y1="0.685cm" svg:x2="22.59cm" svg:y2="12.225cm" draw:start-shape="id18" draw:end-shape="id14" draw:end-glue-point="1" svg:d="m24447 685c0 7694-619 11540-1857 11540">
          <text:p/>
        </draw:connector>
        <draw:connector draw:style-name="gr15" draw:text-style-name="P1" draw:layer="layout" draw:type="curve" svg:x1="26.67cm" svg:y1="5.762cm" svg:x2="22.59cm" svg:y2="12.225cm" draw:start-shape="id20" draw:start-glue-point="1" draw:end-shape="id14" draw:end-glue-point="1" svg:d="m26670 5762c751 0 2791 6463-4080 6463">
          <text:p/>
        </draw:connector>
        <draw:connector draw:style-name="gr15" draw:text-style-name="P1" draw:layer="layout" draw:type="curve" svg:x1="32.585cm" svg:y1="-2.885cm" svg:x2="22.59cm" svg:y2="12.225cm" draw:start-shape="id21" draw:start-glue-point="2" draw:end-shape="id14" draw:end-glue-point="1" svg:d="m32585-2885c0 10074-3331 15110-9995 15110">
          <text:p/>
        </draw:connector>
        <draw:connector draw:style-name="gr15" draw:text-style-name="P1" draw:layer="layout" draw:type="curve" svg:x1="32.585cm" svg:y1="2.197cm" svg:x2="22.59cm" svg:y2="12.225cm" draw:start-shape="id22" draw:start-glue-point="2" draw:end-shape="id14" draw:end-glue-point="1" svg:d="m32585 2197c0 6686-3331 10028-9995 10028">
          <text:p/>
        </draw:connector>
        <draw:connector draw:style-name="gr15" draw:text-style-name="P1" draw:layer="layout" draw:type="curve" svg:x1="32.585cm" svg:y1="7.275cm" svg:x2="22.59cm" svg:y2="12.225cm" draw:start-shape="id23" draw:start-glue-point="2" draw:end-shape="id14" draw:end-glue-point="1" svg:d="m32585 7275c0 3300-3331 4950-9995 49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anos Christopoulos-Charitos</meta:initial-creator>
    <meta:creation-date>2010-11-02T14:11:42</meta:creation-date>
    <dc:date>2010-12-11T23:01:56</dc:date>
    <dc:creator>godlike </dc:creator>
    <meta:editing-duration>PT16H55M45S</meta:editing-duration>
    <meta:editing-cycles>9</meta:editing-cycles>
    <meta:generator>OpenOffice.org/3.2$Unix OpenOffice.org_project/320m19$Build-9505</meta:generator>
    <meta:document-statistic meta:object-count="67"/>
  </office:meta>
</office:document-meta>
</file>